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112032" officeooo:paragraph-rsid="00112032" style:font-size-asian="14pt" style:font-size-complex="14pt"/>
    </style:style>
    <style:style style:name="P2" style:family="paragraph" style:parent-style-name="Preformatted_20_Text">
      <style:text-properties fo:font-size="14pt" officeooo:rsid="001234eb" officeooo:paragraph-rsid="001234eb" style:font-size-asian="14pt" style:font-size-complex="14pt"/>
    </style:style>
    <style:style style:name="P3" style:family="paragraph" style:parent-style-name="Preformatted_20_Text">
      <style:text-properties officeooo:paragraph-rsid="001234eb"/>
    </style:style>
    <style:style style:name="T1" style:family="text">
      <style:text-properties officeooo:rsid="001234eb"/>
    </style:style>
    <style:style style:name="T2" style:family="text">
      <style:text-properties fo:font-size="14pt" officeooo:rsid="001234eb" style:font-size-asian="14pt" style:font-size-complex="14pt"/>
    </style:style>
    <style:style style:name="T3" style:family="text">
      <style:text-properties style:font-name="Liberation Mono" fo:font-size="14pt" officeooo:rsid="001234eb" style:font-name-asian="Noto Sans Mono CJK SC" style:font-size-asian="14pt" style:font-name-complex="Liberation Mono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at was the most challenging aspect of the coursework task?</text:p>
      <text:p text:style-name="P1">The most challenging aspect of task was understanding the assignment brief. Assignment template does not match the order of assignment brief and I found the helper codes in the template very confusing. It got me confused instead of doing anything help at all.</text:p>
      <text:p text:style-name="P1"/>
      <text:p text:style-name="P1">2. How did you go about completing this task?</text:p>
      <text:p text:style-name="P1">I did not complete the task! Read the assignment brief thoroughly <text:span text:style-name="T1">as well as the code template. Done some research on how to manage files with Python such as txt, csv and json files, which helped to complete the load_word() function. </text:span></text:p>
      <text:p text:style-name="P1"/>
      <text:p text:style-name="P2">3. what have you learned over the course of completing this coursework task?</text:p>
      <text:p text:style-name="P3"><text:span text:style-name="T2">I have learned not to stress the life out of </text:span><text:span text:style-name="T3">me</text:span><text:span text:style-name="T2"> if I find something confusing. Giving up is the right thing to do sometimes. I also should leave more time to complete any future assignments. One day is not enough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8T06:05:44.054894576</dc:date>
    <meta:editing-duration>PT2M32S</meta:editing-duration>
    <meta:editing-cycles>1</meta:editing-cycles>
    <meta:document-statistic meta:table-count="0" meta:image-count="0" meta:object-count="0" meta:page-count="1" meta:paragraph-count="6" meta:word-count="158" meta:character-count="891" meta:non-whitespace-character-count="737"/>
    <meta:generator>LibreOffice/6.4.6.2$Linux_X86_64 LibreOffice_project/40$Build-2</meta:generator>
  </office:meta>
</office:document-meta>
</file>